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425in" style:rel-width="96%" fo:margin-top="0in" fo:margin-bottom="0.0785in" table:align="center"/>
    </style:style>
    <style:style style:name="Table1.A" style:family="table-column">
      <style:table-column-properties style:column-width="0.584in" style:rel-column-width="23*"/>
    </style:style>
    <style:style style:name="Table1.A1" style:family="table-cell">
      <style:table-cell-properties fo:padding="0.0625in" fo:border-left="none" fo:border-right="none" fo:border-top="0.05pt solid #000000" fo:border-bottom="0.05pt solid #000000"/>
    </style:style>
    <style:style style:name="Table1.A2" style:family="table-cell">
      <style:table-cell-properties fo:padding="0.0625in" fo:border-left="none" fo:border-right="none" fo:border-top="0.05pt solid #000000" fo:border-bottom="none"/>
    </style:style>
    <style:style style:name="Table1.A3" style:family="table-cell">
      <style:table-cell-properties style:vertical-align="top" fo:padding="0.0625in" fo:border="none"/>
    </style:style>
    <style:style style:name="Table1.A7" style:family="table-cell">
      <style:table-cell-properties fo:padding="0.0625in" fo:border-left="none" fo:border-right="none" fo:border-top="none" fo:border-bottom="0.05pt solid #000000"/>
    </style:style>
    <style:style style:name="Table1.B7" style:family="table-cell">
      <style:table-cell-properties fo:padding="0.0625in" fo:border-left="none" fo:border-right="none" fo:border-top="none" fo:border-bottom="0.05pt solid #000000"/>
    </style:style>
    <style:style style:name="Table1.C7" style:family="table-cell">
      <style:table-cell-properties fo:padding="0.0625in" fo:border-left="none" fo:border-right="none" fo:border-top="none" fo:border-bottom="0.05pt solid #000000"/>
    </style:style>
    <style:style style:name="Table1.D7" style:family="table-cell">
      <style:table-cell-properties fo:padding="0.0625in" fo:border-left="none" fo:border-right="none" fo:border-top="none" fo:border-bottom="0.05pt solid #000000"/>
    </style:style>
    <style:style style:name="Table1.E7" style:family="table-cell">
      <style:table-cell-properties fo:padding="0.0625in" fo:border-left="none" fo:border-right="none" fo:border-top="none" fo:border-bottom="0.05pt solid #000000"/>
    </style:style>
    <style:style style:name="Table1.F7" style:family="table-cell">
      <style:table-cell-properties fo:padding="0.0625in" fo:border-left="none" fo:border-right="none" fo:border-top="none" fo:border-bottom="0.05pt solid #000000"/>
    </style:style>
    <style:style style:name="Table1.G7" style:family="table-cell">
      <style:table-cell-properties fo:padding="0.0625in" fo:border-left="none" fo:border-right="none" fo:border-top="none" fo:border-bottom="0.05pt solid #000000"/>
    </style:style>
    <style:style style:name="Table1.H7" style:family="table-cell">
      <style:table-cell-properties fo:padding="0.0625in" fo:border-left="none" fo:border-right="none" fo:border-top="none" fo:border-bottom="0.05pt solid #000000"/>
    </style:style>
    <style:style style:name="Table1.I7" style:family="table-cell">
      <style:table-cell-properties fo:padding="0.0625in" fo:border-left="none" fo:border-right="none" fo:border-top="none" fo:border-bottom="0.05pt solid #000000"/>
    </style:style>
    <style:style style:name="Table1.J7" style:family="table-cell">
      <style:table-cell-properties fo:padding="0.0625in" fo:border-left="none" fo:border-right="none" fo:border-top="none" fo:border-bottom="0.05pt solid #000000"/>
    </style:style>
    <style:style style:name="Table1.K7" style:family="table-cell">
      <style:table-cell-properties fo:padding="0.0625in" fo:border-left="none" fo:border-right="none" fo:border-top="none" fo:border-bottom="0.05pt solid #000000"/>
    </style:style>
    <style:style style:name="Table2" style:family="table">
      <style:table-properties style:width="6.425in" style:rel-width="96%" fo:margin-top="0in" fo:margin-bottom="0.0785in" table:align="center"/>
    </style:style>
    <style:style style:name="Table2.A" style:family="table-column">
      <style:table-column-properties style:column-width="2.1417in" style:rel-column-width="23*"/>
    </style:style>
    <style:style style:name="Table2.A1" style:family="table-cell">
      <style:table-cell-properties fo:padding="0.0625in" fo:border-left="none" fo:border-right="none" fo:border-top="0.05pt solid #000000" fo:border-bottom="0.05pt solid #000000"/>
    </style:style>
    <style:style style:name="Table2.A2" style:family="table-cell">
      <style:table-cell-properties fo:padding="0.0625in" fo:border-left="none" fo:border-right="none" fo:border-top="0.05pt solid #000000" fo:border-bottom="none"/>
    </style:style>
    <style:style style:name="Table2.A3" style:family="table-cell">
      <style:table-cell-properties style:vertical-align="top" fo:padding="0.0625in" fo:border="none"/>
    </style:style>
    <style:style style:name="Table2.A9" style:family="table-cell">
      <style:table-cell-properties fo:padding="0.0625in" fo:border-left="none" fo:border-right="none" fo:border-top="none" fo:border-bottom="0.05pt solid #000000"/>
    </style:style>
    <style:style style:name="Table2.B9" style:family="table-cell">
      <style:table-cell-properties fo:padding="0.0625in" fo:border-left="none" fo:border-right="none" fo:border-top="none" fo:border-bottom="0.05pt solid #000000"/>
    </style:style>
    <style:style style:name="Table2.C9" style:family="table-cell">
      <style:table-cell-properties fo:padding="0.0625in" fo:border-left="none"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list-style-name="OrgNumberedList"/>
    <style:style style:name="P3" style:family="paragraph" style:parent-style-name="Text_20_body" style:list-style-name="OrgBulletedList"/>
    <style:style style:name="P4" style:family="paragraph" style:parent-style-name="Heading_20_1">
      <style:text-properties officeooo:paragraph-rsid="0012d9d7"/>
    </style:style>
    <style:style style:name="Sect1" style:family="section">
      <style:section-properties fo:background-color="#c0c0c0"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OrgTitle"><text:title>Modern Land Combat Commander Master Rules</text:title></text:p>
      <text:p text:style-name="OrgTitle"/>
      <text:p text:style-name="OrgSubtitle"><text:initial-creator>taijeronv</text:initial-creator></text:p>
      <text:p text:style-name="OrgSubtitle"/>
      <text:table-of-content text:style-name="Sect1"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of Contents1_Head">
            <text:p text:style-name="Contents_20_Heading">Table of Contents</text:p>
          </text:index-title>
          <text:p text:style-name="Contents_20_1"><text:a xlink:type="simple" xlink:href="#org0d45151" text:style-name="Internet_20_link" text:visited-style-name="Visited_20_Internet_20_Link">1. Introduction</text:a></text:p>
          <text:p text:style-name="Contents_20_1"><text:a xlink:type="simple" xlink:href="#org3a5899b" text:style-name="Internet_20_link" text:visited-style-name="Visited_20_Internet_20_Link">2. General Course of Play</text:a></text:p>
          <text:p text:style-name="Contents_20_1"><text:a xlink:type="simple" xlink:href="#orgc2050f1" text:style-name="Internet_20_link" text:visited-style-name="Visited_20_Internet_20_Link">3. Map</text:a></text:p>
          <text:p text:style-name="Contents_20_1"><text:a xlink:type="simple" xlink:href="#org095f727" text:style-name="Internet_20_link" text:visited-style-name="Visited_20_Internet_20_Link">4. Units</text:a></text:p>
          <text:p text:style-name="Contents_20_1"><text:a xlink:type="simple" xlink:href="#org8515cf4" text:style-name="Internet_20_link" text:visited-style-name="Visited_20_Internet_20_Link">5. Scale</text:a></text:p>
          <text:p text:style-name="Contents_20_1"><text:a xlink:type="simple" xlink:href="#org1c2e3f9" text:style-name="Internet_20_link" text:visited-style-name="Visited_20_Internet_20_Link">6. Sequence of Play</text:a></text:p>
          <text:p text:style-name="Contents_20_2"><text:a xlink:type="simple" xlink:href="#orge3e800d" text:style-name="Internet_20_link" text:visited-style-name="Visited_20_Internet_20_Link">6.1. The Game-Turn</text:a></text:p>
          <text:p text:style-name="Contents_20_2"><text:a xlink:type="simple" xlink:href="#org230040d" text:style-name="Internet_20_link" text:visited-style-name="Visited_20_Internet_20_Link">6.2. Sequence</text:a></text:p>
          <text:p text:style-name="Contents_20_2"><text:a xlink:type="simple" xlink:href="#orge0467d7" text:style-name="Internet_20_link" text:visited-style-name="Visited_20_Internet_20_Link">6.3. Game Length</text:a></text:p>
          <text:p text:style-name="Contents_20_1"><text:a xlink:type="simple" xlink:href="#org490ba67" text:style-name="Internet_20_link" text:visited-style-name="Visited_20_Internet_20_Link">7. Movement</text:a></text:p>
          <text:p text:style-name="Contents_20_2"><text:a xlink:type="simple" xlink:href="#org1eae470" text:style-name="Internet_20_link" text:visited-style-name="Visited_20_Internet_20_Link">7.1. General</text:a></text:p>
          <text:p text:style-name="Contents_20_2"><text:a xlink:type="simple" xlink:href="#org6d39576" text:style-name="Internet_20_link" text:visited-style-name="Visited_20_Internet_20_Link">7.2. Procedure</text:a></text:p>
          <text:p text:style-name="Contents_20_2"><text:a xlink:type="simple" xlink:href="#orgc3394d2" text:style-name="Internet_20_link" text:visited-style-name="Visited_20_Internet_20_Link">7.3. How to Move</text:a></text:p>
          <text:p text:style-name="Contents_20_2"><text:a xlink:type="simple" xlink:href="#orgb3a8223" text:style-name="Internet_20_link" text:visited-style-name="Visited_20_Internet_20_Link">7.4. Movement Restrictions</text:a></text:p>
          <text:p text:style-name="Contents_20_2"><text:a xlink:type="simple" xlink:href="#org3225730" text:style-name="Internet_20_link" text:visited-style-name="Visited_20_Internet_20_Link">7.5. Special Movement Abilities</text:a></text:p>
          <text:p text:style-name="Contents_20_1"><text:a xlink:type="simple" xlink:href="#orgf2ff959" text:style-name="Internet_20_link" text:visited-style-name="Visited_20_Internet_20_Link">8. Zones of Control</text:a></text:p>
          <text:p text:style-name="Contents_20_2"><text:a xlink:type="simple" xlink:href="#orgb75dc4a" text:style-name="Internet_20_link" text:visited-style-name="Visited_20_Internet_20_Link">8.1. Movement Effects</text:a></text:p>
          <text:p text:style-name="Contents_20_2"><text:a xlink:type="simple" xlink:href="#orgde704f4" text:style-name="Internet_20_link" text:visited-style-name="Visited_20_Internet_20_Link">8.2. Airmobile Effects</text:a></text:p>
          <text:p text:style-name="Contents_20_2"><text:a xlink:type="simple" xlink:href="#org1467783" text:style-name="Internet_20_link" text:visited-style-name="Visited_20_Internet_20_Link">8.3. Combat Effects</text:a></text:p>
          <text:p text:style-name="Contents_20_2"><text:a xlink:type="simple" xlink:href="#orge529bca" text:style-name="Internet_20_link" text:visited-style-name="Visited_20_Internet_20_Link">8.4. Retreat Effects</text:a></text:p>
          <text:p text:style-name="Contents_20_2"><text:a xlink:type="simple" xlink:href="#orgc22ca0d" text:style-name="Internet_20_link" text:visited-style-name="Visited_20_Internet_20_Link">8.5. Supply Effects</text:a></text:p>
          <text:p text:style-name="Contents_20_1"><text:a xlink:type="simple" xlink:href="#org69470e5" text:style-name="Internet_20_link" text:visited-style-name="Visited_20_Internet_20_Link">9. Stacking</text:a></text:p>
          <text:p text:style-name="Contents_20_2"><text:a xlink:type="simple" xlink:href="#org2d693be" text:style-name="Internet_20_link" text:visited-style-name="Visited_20_Internet_20_Link">9.1. Movement Effect</text:a></text:p>
          <text:p text:style-name="Contents_20_2"><text:a xlink:type="simple" xlink:href="#org4b808a7" text:style-name="Internet_20_link" text:visited-style-name="Visited_20_Internet_20_Link">9.2. Combat Effect</text:a></text:p>
          <text:p text:style-name="Contents_20_2"><text:a xlink:type="simple" xlink:href="#org1cb6ef5" text:style-name="Internet_20_link" text:visited-style-name="Visited_20_Internet_20_Link">9.3. Unit Buildup and Breakdown</text:a></text:p>
          <text:p text:style-name="Contents_20_1"><text:a xlink:type="simple" xlink:href="#org1d4e8a3" text:style-name="Internet_20_link" text:visited-style-name="Visited_20_Internet_20_Link">10. Combat</text:a></text:p>
          <text:p text:style-name="Contents_20_2"><text:a xlink:type="simple" xlink:href="#org7c7c7fa" text:style-name="Internet_20_link" text:visited-style-name="Visited_20_Internet_20_Link">10.1. General Rule</text:a></text:p>
          <text:p text:style-name="Contents_20_2"><text:a xlink:type="simple" xlink:href="#org81b610d" text:style-name="Internet_20_link" text:visited-style-name="Visited_20_Internet_20_Link">10.2. Procedure</text:a></text:p>
          <text:p text:style-name="Contents_20_2"><text:a xlink:type="simple" xlink:href="#org696339f" text:style-name="Internet_20_link" text:visited-style-name="Visited_20_Internet_20_Link">10.3. Which Units May Attack</text:a></text:p>
          <text:p text:style-name="Contents_20_2"><text:a xlink:type="simple" xlink:href="#orga57b843" text:style-name="Internet_20_link" text:visited-style-name="Visited_20_Internet_20_Link">10.4. Multiple Unit and Multi-hex Combat</text:a></text:p>
          <text:p text:style-name="Contents_20_2"><text:a xlink:type="simple" xlink:href="#org2f7b9d5" text:style-name="Internet_20_link" text:visited-style-name="Visited_20_Internet_20_Link">10.5. Combat Odds Calculation</text:a></text:p>
          <text:p text:style-name="Contents_20_2"><text:a xlink:type="simple" xlink:href="#org4ab61b0" text:style-name="Internet_20_link" text:visited-style-name="Visited_20_Internet_20_Link">10.6. Effect on Unit Strength</text:a></text:p>
          <text:p text:style-name="Contents_20_2"><text:a xlink:type="simple" xlink:href="#org54fa379" text:style-name="Internet_20_link" text:visited-style-name="Visited_20_Internet_20_Link">10.7. NATO Battlegroups</text:a></text:p>
          <text:p text:style-name="Contents_20_1"><text:a xlink:type="simple" xlink:href="#org639fcab" text:style-name="Internet_20_link" text:visited-style-name="Visited_20_Internet_20_Link">11. Combat Results Table</text:a></text:p>
          <text:p text:style-name="Contents_20_2"><text:a xlink:type="simple" xlink:href="#org05ce867" text:style-name="Internet_20_link" text:visited-style-name="Visited_20_Internet_20_Link">11.1. Explanation of Results</text:a></text:p>
          <text:p text:style-name="Contents_20_2"><text:a xlink:type="simple" xlink:href="#org4f61b68" text:style-name="Internet_20_link" text:visited-style-name="Visited_20_Internet_20_Link">11.2. How to Retreat</text:a></text:p>
          <text:p text:style-name="Contents_20_2"><text:a xlink:type="simple" xlink:href="#orgc897db6" text:style-name="Internet_20_link" text:visited-style-name="Visited_20_Internet_20_Link">11.3. Advance After Combat</text:a></text:p>
          <text:p text:style-name="Contents_20_1"><text:a xlink:type="simple" xlink:href="#org869fb60" text:style-name="Internet_20_link" text:visited-style-name="Visited_20_Internet_20_Link">12. Terrain Effects Chart</text:a></text:p>
          <text:p text:style-name="Contents_20_1"><text:soft-page-break/><text:a xlink:type="simple" xlink:href="#org8ceec07" text:style-name="Internet_20_link" text:visited-style-name="Visited_20_Internet_20_Link">13. Supply</text:a></text:p>
          <text:p text:style-name="Contents_20_2"><text:a xlink:type="simple" xlink:href="#org2203edc" text:style-name="Internet_20_link" text:visited-style-name="Visited_20_Internet_20_Link">13.1. General Rules</text:a></text:p>
          <text:p text:style-name="Contents_20_2"><text:a xlink:type="simple" xlink:href="#orgddaf521" text:style-name="Internet_20_link" text:visited-style-name="Visited_20_Internet_20_Link">13.2. Procedure:</text:a></text:p>
          <text:p text:style-name="Contents_20_2"><text:a xlink:type="simple" xlink:href="#orga4422f6" text:style-name="Internet_20_link" text:visited-style-name="Visited_20_Internet_20_Link">13.3. Supply Source and Lines</text:a></text:p>
          <text:p text:style-name="Contents_20_2"><text:a xlink:type="simple" xlink:href="#org6dade60" text:style-name="Internet_20_link" text:visited-style-name="Visited_20_Internet_20_Link">13.4. Warsaw Pact Supply Limitations</text:a></text:p>
          <text:p text:style-name="Contents_20_2"><text:a xlink:type="simple" xlink:href="#orga675b00" text:style-name="Internet_20_link" text:visited-style-name="Visited_20_Internet_20_Link">13.5. Supply Unit Movement</text:a></text:p>
          <text:p text:style-name="Contents_20_2"><text:a xlink:type="simple" xlink:href="#org355a3e7" text:style-name="Internet_20_link" text:visited-style-name="Visited_20_Internet_20_Link">13.6. Reinforcements</text:a></text:p>
          <text:p text:style-name="Contents_20_2"><text:a xlink:type="simple" xlink:href="#org67be982" text:style-name="Internet_20_link" text:visited-style-name="Visited_20_Internet_20_Link">13.7. Blocking Supply Lines</text:a></text:p>
          <text:p text:style-name="Contents_20_2"><text:a xlink:type="simple" xlink:href="#orga57abff" text:style-name="Internet_20_link" text:visited-style-name="Visited_20_Internet_20_Link">13.8. Supply Effects Chart</text:a></text:p>
        </text:index-body>
      </text:table-of-content>
      <text:h text:style-name="Heading_20_1" text:outline-level="1"><text:bookmark-start text:name="OrgXref.org0d45151"/><text:bookmark text:name="org0d45151"/>Introduction <text:bookmark-end text:name="OrgXref.org0d45151"/></text:h>
      <text:p text:style-name="Text_20_body">MLCC is a simulation of modern brigade/division level conflict between forces of equal abilities. </text:p>
      <text:h text:style-name="Heading_20_1" text:outline-level="1"><text:bookmark-start text:name="OrgXref.org3a5899b"/><text:bookmark text:name="org3a5899b"/>General Course of Play <text:bookmark-end text:name="OrgXref.org3a5899b"/></text:h>
      <text:list xml:id="list1847413670" text:style-name="OrgNumberedList">
        <text:list-item>
          <text:p text:style-name="P2">MLCC is a two-player game. </text:p>
        </text:list-item>
        <text:list-item>
          <text:p text:style-name="P2">Each player moves his units and executes attacks on enemy units in turn, attempting to fulfill the conditions of victory. </text:p>
        </text:list-item>
        <text:list-item>
          <text:p text:style-name="P2">To move from one hex to another, each unit expends a portion of its movement allowance. </text:p>
        </text:list-item>
        <text:list-item>
          <text:p text:style-name="P2">Combat is resolved by comparing the total combat strength of adjacent opposing units and expressing the comparison as a simplified probability ratio (odds). A dies is rolled and the outcome indicated on the combat results table is applies to the units involved. </text:p>
        </text:list-item>
      </text:list>
      <text:h text:style-name="Heading_20_1" text:outline-level="1"><text:bookmark-start text:name="OrgXref.orgc2050f1"/><text:bookmark text:name="orgc2050f1"/>Map <text:bookmark-end text:name="OrgXref.orgc2050f1"/></text:h>
      <text:list xml:id="list81304422548701" text:style-name="OrgNumberedList">
        <text:list-item>
          <text:p text:style-name="P2">The game map is a 2d representation of a land-based area of operations. </text:p>
        </text:list-item>
        <text:list-item>
          <text:p text:style-name="P2">A hexagonal grid is superimposed upon the map image to control movement, combat between units, tracing supply lines, and delineating the terrain imposed on the map. </text:p>
        </text:list-item>
      </text:list>
      <text:h text:style-name="Heading_20_1" text:outline-level="1"><text:bookmark-start text:name="OrgXref.org095f727"/><text:bookmark text:name="org095f727"/>Units <text:bookmark-end text:name="OrgXref.org095f727"/></text:h>
      <text:h text:style-name="Heading_20_1" text:outline-level="1"><text:bookmark-start text:name="OrgXref.org8515cf4"/><text:bookmark text:name="org8515cf4"/>Scale <text:bookmark-end text:name="OrgXref.org8515cf4"/></text:h>
      <text:list xml:id="list81305062463263" text:style-name="OrgNumberedList">
        <text:list-item>
          <text:p text:style-name="P2">Combat units represent battalions and brigades. </text:p>
        </text:list-item>
        <text:list-item>
          <text:p text:style-name="P2">Some combat units such as Artillery or Air Defense may be represented by batterys or platoons. </text:p>
        </text:list-item>
        <text:list-item>
          <text:p text:style-name="P2">Hexes represent 5 to 10 kms on the ground. </text:p>
        </text:list-item>
        <text:list-item>
          <text:p text:style-name="P2">Each turn represents 3 to 6 hours of time. </text:p>
        </text:list-item>
      </text:list>
      <text:h text:style-name="Heading_20_1" text:outline-level="1"><text:bookmark-start text:name="OrgXref.org1c2e3f9"/><text:bookmark text:name="org1c2e3f9"/>Sequence of Play <text:bookmark-end text:name="OrgXref.org1c2e3f9"/></text:h>
      <text:h text:style-name="Heading_20_2" text:outline-level="2"><text:bookmark-start text:name="OrgXref.orge3e800d"/><text:bookmark text:name="orge3e800d"/>The Game-Turn <text:bookmark-end text:name="OrgXref.orge3e800d"/></text:h>
      <text:list xml:id="list81304644806280" text:style-name="OrgNumberedList">
        <text:list-item>
          <text:p text:style-name="P2">MLCC is played in turns called game-turns. </text:p>
        </text:list-item>
        <text:list-item>
          <text:p text:style-name="P2">Each game-turn consist of two player-turns. </text:p>
        </text:list-item>
        <text:list-item>
          <text:p text:style-name="P2"><text:soft-page-break/>Each player-turn is composed of three phases Move, Combat, Move. </text:p>
        </text:list-item>
        <text:list-item>
          <text:p text:style-name="P2">The player whose player-turn is in progress is call the phasing player. </text:p>
        </text:list-item>
        <text:list-item>
          <text:p text:style-name="P2">The other player is called the non-phasing player. </text:p>
        </text:list-item>
      </text:list>
      <text:h text:style-name="Heading_20_2" text:outline-level="2"><text:bookmark-start text:name="OrgXref.org230040d"/><text:bookmark text:name="org230040d"/>Sequence <text:bookmark-end text:name="OrgXref.org230040d"/></text:h>
      <text:p text:style-name="Text_20_body">The First Player Turn consist of the following steps: </text:p>
      <text:list xml:id="list81306194524113" text:style-name="OrgNumberedList">
        <text:list-item>
          <text:p text:style-name="P2">Combat Phase. The phasing player may attack enemy units adjacent to friendly units at his option; combat is resolved as outlined in the combat rules. </text:p>
        </text:list-item>
        <text:list-item>
          <text:p text:style-name="P2">Initial Movement Phase. The phasing player may move all, some, or none of his units (exception see 11.3) in any direction up to the limit of their movement allowance within the restrictions outlined in the movement and supply rules. </text:p>
        </text:list-item>
        <text:list-item>
          <text:p text:style-name="P2">Second Movement Phase. The phasing player may move all of his units in any direction up to the limit of their movement allowance with the restrictions outlined in the movement rules. </text:p>
        </text:list-item>
      </text:list>
      <text:p text:style-name="Text_20_body">Second Player Turn: </text:p>
      <text:list xml:id="list3994309559" text:style-name="OrgBulletedList">
        <text:list-item>
          <text:p text:style-name="P3">Repeat steps 1 through 3. The second player becomes the phasing player and moves his own units. </text:p>
        </text:list-item>
      </text:list>
      <text:h text:style-name="Heading_20_2" text:outline-level="2"><text:bookmark-start text:name="OrgXref.orge0467d7"/><text:bookmark text:name="orge0467d7"/>Game Length <text:bookmark-end text:name="OrgXref.orge0467d7"/></text:h>
      <text:list xml:id="list81305976429448" text:style-name="OrgNumberedList">
        <text:list-item>
          <text:p text:style-name="P2">The number of game turns is determined by the scenario. </text:p>
        </text:list-item>
        <text:list-item>
          <text:p text:style-name="P2">At the end of the last turn the game is over. </text:p>
        </text:list-item>
        <text:list-item>
          <text:p text:style-name="P2">Evaluate the player's performance against mission objectives to determine a winner. </text:p>
        </text:list-item>
      </text:list>
      <text:h text:style-name="Heading_20_1" text:outline-level="1"><text:bookmark-start text:name="OrgXref.org490ba67"/><text:bookmark text:name="org490ba67"/>Movement <text:bookmark-end text:name="OrgXref.org490ba67"/></text:h>
      <text:h text:style-name="Heading_20_2" text:outline-level="2"><text:bookmark-start text:name="OrgXref.org1eae470"/><text:bookmark text:name="org1eae470"/>General <text:bookmark-end text:name="OrgXref.org1eae470"/></text:h>
      <text:list xml:id="list81304477436817" text:style-name="OrgNumberedList">
        <text:list-item>
          <text:p text:style-name="P2">During the movement phase the phasing player may move some, none, or all of his units that are eligible to move. </text:p>
        </text:list-item>
        <text:list-item>
          <text:p text:style-name="P2">A unit may be moved as many or as few hexes as the phasing player desires. </text:p>
        </text:list-item>
        <text:list-item>
          <text:p text:style-name="P2">A unit may not exceed its movement allowance during any of its movement phases. </text:p>
        </text:list-item>
        <text:list-item>
          <text:p text:style-name="P2">Unused movement points may NOT be accumulated nor transferred to another unit. </text:p>
        </text:list-item>
        <text:list-item>
          <text:p text:style-name="P2">Movement points are reset at the beginning of a turn. </text:p>
        </text:list-item>
        <text:list-item>
          <text:p text:style-name="P2">Eligible Units: </text:p>
          <text:list>
            <text:list-item>
              <text:p text:style-name="P2">Units may move only one time per turn, either in the first movement phase or second movement phase. </text:p>
            </text:list-item>
            <text:list-item>
              <text:p text:style-name="P2">Units must have enough movement points to move into a hex. </text:p>
            </text:list-item>
          </text:list>
        </text:list-item>
      </text:list>
      <text:h text:style-name="Heading_20_2" text:outline-level="2"><text:bookmark-start text:name="OrgXref.org6d39576"/><text:bookmark text:name="org6d39576"/>Procedure <text:bookmark-end text:name="OrgXref.org6d39576"/></text:h>
      <text:list xml:id="list81305583397985" text:style-name="OrgNumberedList">
        <text:list-item>
          <text:p text:style-name="P2">Move each unit individually, tracing a path of its movement through the hexagonal grid. </text:p>
        </text:list-item>
        <text:list-item>
          <text:p text:style-name="P2"><text:soft-page-break/>Once a unit has been moved and the player's hand withdrawn, the unit may not be moved again, nor the path retraced and/or changed during that movement phase. </text:p>
        </text:list-item>
      </text:list>
      <text:h text:style-name="Heading_20_2" text:outline-level="2"><text:bookmark-start text:name="OrgXref.orgc3394d2"/><text:bookmark text:name="orgc3394d2"/>How to Move <text:bookmark-end text:name="OrgXref.orgc3394d2"/></text:h>
      <text:list xml:id="list81306335720860" text:style-name="OrgNumberedList">
        <text:list-item>
          <text:p text:style-name="P2">During the movement phase only the phasing player's units are allowed to move; all, some, or none of his units may be moved. </text:p>
        </text:list-item>
        <text:list-item>
          <text:p text:style-name="P2">No enemy movement, and no combat, may occur during a movement phase. </text:p>
        </text:list-item>
        <text:list-item>
          <text:p text:style-name="P2">Movement is calculated in terms of movement points. </text:p>
        </text:list-item>
        <text:list-item>
          <text:p text:style-name="P2">Basically each unit expends one movement point of it's total allowance for each hex it enters. </text:p>
        </text:list-item>
      </text:list>
      <text:h text:style-name="Heading_20_2" text:outline-level="2"><text:bookmark-start text:name="OrgXref.orgb3a8223"/><text:bookmark text:name="orgb3a8223"/>Movement Restrictions <text:bookmark-end text:name="OrgXref.orgb3a8223"/></text:h>
      <text:list xml:id="list81304544617087" text:style-name="OrgNumberedList">
        <text:list-item>
          <text:p text:style-name="P2">A unit's movement allowance may be decreased by supply considerations, lowering the number of available movement points in a given movement phase. </text:p>
        </text:list-item>
        <text:list-item>
          <text:p text:style-name="P2">The number of movement points to enter a given hex accumulates by addition i.e. to enter a woods hex while crossing a river the hexside would cost three movement points: Two for the woods and one for crossing the river (see terrain effects chart). All effects of reducing available movement points and increasing the number of movement points to enter a given hex are cumulative. </text:p>
        </text:list-item>
        <text:list-item>
          <text:p text:style-name="P2">A unit may always move a single hex in a given movement phase as long as it is not leaving one enemy controlled hex and directly entering another, and is not entering a sea hex or crossing a sea hexside (exceptions see 5.4) </text:p>
        </text:list-item>
      </text:list>
      <text:h text:style-name="Heading_20_2" text:outline-level="2"><text:bookmark-start text:name="OrgXref.org3225730"/><text:bookmark text:name="org3225730"/>Special Movement Abilities <text:bookmark-end text:name="OrgXref.org3225730"/></text:h>
      <text:list xml:id="list81306441683848" text:style-name="OrgNumberedList">
        <text:list-item>
          <text:p text:style-name="P2">Airmobile Units. </text:p>
          <text:list>
            <text:list-item>
              <text:p text:style-name="P2">There are two types of airmobile units airmobile divisions (composed of one base element and two airmobile elements) and Tricap divisions (composed of one base element and one airmobile element). </text:p>
            </text:list-item>
            <text:list-item>
              <text:p text:style-name="P2">The airmobile element of these units may ignore all effects of the first enemy controlled hex they enter in any friendly movement phase, as long as they did not begin that movement phase in an enemy controlled hex. </text:p>
            </text:list-item>
            <text:list-item>
              <text:p text:style-name="P2">If they did begin in an enemy controlled hex, they may only enter another enemy controlled hex (even an adjacent one). </text:p>
            </text:list-item>
            <text:list-item>
              <text:p text:style-name="P2">Thus airmobile elements have a limited ability to move through enemy controlled hexes. </text:p>
            </text:list-item>
          </text:list>
        </text:list-item>
        <text:list-item>
          <text:p text:style-name="P2">Air Transportable Units. </text:p>
          <text:list>
            <text:list-item>
              <text:p text:style-name="P2">These units have the unique ability to move without regard to movement allowance and the hex grid. </text:p>
            </text:list-item>
            <text:list-item>
              <text:p text:style-name="P2">At the beginning of any friendly movement phase, any supplied air-transportable unit not in an enemy controlled hex may be removed from the map and placed on any other hex with four </text:p>
            </text:list-item>
          </text:list>
        </text:list-item>
        <text:list-item>
          <text:p text:style-name="P2">Restrictions: </text:p>
          <text:list>
            <text:list-item>
              <text:p text:style-name="P2"><text:soft-page-break/>They may not be placed on enemy occupied or controlled hexes. </text:p>
            </text:list-item>
            <text:list-item>
              <text:p text:style-name="P2">They may not be placed on all-sea or all-lake hexes. </text:p>
            </text:list-item>
            <text:list-item>
              <text:p text:style-name="P2">The may not be placed on hexes from which a line of unblocked contiguous hexes no longer than twelve hexes may be traced to any friendly supply unit. Hexes are blocked by impassable terrain, enemy occupied hexes and enemy controlled hexes not occupied by friendly units. </text:p>
            </text:list-item>
            <text:list-item>
              <text:p text:style-name="P2">They may only air transport from one clear terrain hex to another clear terrain hex. </text:p>
            </text:list-item>
          </text:list>
        </text:list-item>
      </text:list>
      <text:h text:style-name="Heading_20_1" text:outline-level="1"><text:bookmark-start text:name="OrgXref.orgf2ff959"/><text:bookmark text:name="orgf2ff959"/>Zones of Control <text:bookmark-end text:name="OrgXref.orgf2ff959"/></text:h>
      <text:h text:style-name="Heading_20_2" text:outline-level="2"><text:bookmark-start text:name="OrgXref.orgb75dc4a"/><text:bookmark text:name="orgb75dc4a"/>Movement Effects <text:bookmark-end text:name="OrgXref.orgb75dc4a"/></text:h>
      <text:list xml:id="list81304951043267" text:style-name="OrgNumberedList">
        <text:list-item>
          <text:p text:style-name="P2">Upon entering an enemy controlled hex a unit must stop and may not move again in that movement phase (exception 6.2). </text:p>
        </text:list-item>
        <text:list-item>
          <text:p text:style-name="P2">However, units expend no additional movement points to enter an enemy controlled hex (only normal terrain costs). </text:p>
        </text:list-item>
        <text:list-item>
          <text:p text:style-name="P2">A unit may never move from one enemy controlled hex directly to another enemy controlled hex (see exception 6.2). </text:p>
        </text:list-item>
        <text:list-item>
          <text:p text:style-name="P2">A unit that starts its movement phase in an enemy controlled hex may move out and re-enter another enemy controlled hex, providing it does not move directly from one to another. It must first enter at least one non-controlled hex. </text:p>
        </text:list-item>
      </text:list>
      <text:h text:style-name="Heading_20_2" text:outline-level="2"><text:bookmark-start text:name="OrgXref.orgde704f4"/><text:bookmark text:name="orgde704f4"/>Airmobile Effects <text:bookmark-end text:name="OrgXref.orgde704f4"/></text:h>
      <text:p text:style-name="Text_20_body">The airmobile elements of Airmobile and Tricap units may move from one enemy controlled hex directly to another enemy controlled hex once per movement phase (see 5.4). They are the only units with this ability. </text:p>
      <text:h text:style-name="Heading_20_2" text:outline-level="2"><text:bookmark-start text:name="OrgXref.org1467783"/><text:bookmark text:name="org1467783"/>Combat Effects <text:bookmark-end text:name="OrgXref.org1467783"/></text:h>
      <text:p text:style-name="Text_20_body">Zones of control do not affect combat attacking is completely voluntary and the presence of a unit's zone of control in a friendly occupied hex does not force combat. </text:p>
      <text:h text:style-name="Heading_20_2" text:outline-level="2"><text:bookmark-start text:name="OrgXref.orge529bca"/><text:bookmark text:name="orge529bca"/>Retreat Effects <text:bookmark-end text:name="OrgXref.orge529bca"/></text:h>
      <text:p text:style-name="Text_20_body">Units may not retreat (due to combat; see the CRT) into or through an enemy controlled hex, unless another friendly unit already occupies the controlled hex. Thus, for retreat purposes, enemy controlled hexes are negated by friendly units. </text:p>
      <text:h text:style-name="Heading_20_2" text:outline-level="2"><text:bookmark-start text:name="OrgXref.orgc22ca0d"/><text:bookmark text:name="orgc22ca0d"/>Supply Effects <text:bookmark-end text:name="OrgXref.orgc22ca0d"/></text:h>
      <text:p text:style-name="Text_20_body">Supply lines may not be traced through enemy controlled hexes unless that hex is occupied by a friendly unit. Thus, for supply purposes, friendly units negate enemy controlled hexes. </text:p>
      <text:h text:style-name="Heading_20_1" text:outline-level="1"><text:bookmark-start text:name="OrgXref.org69470e5"/><text:bookmark text:name="org69470e5"/>Stacking <text:bookmark-end text:name="OrgXref.org69470e5"/></text:h>
      <text:list xml:id="list81304610885919" text:style-name="OrgNumberedList">
        <text:list-item>
          <text:p text:style-name="P2">The opposing forces may stack a maximum of two units of any type per hex, while the blue <text:soft-page-break/>forces player may stack only one division or its equivalent. </text:p>
        </text:list-item>
        <text:list-item>
          <text:p text:style-name="P2">A supply unit counts as a division-sized unit for both sides where stacking is concerned. </text:p>
        </text:list-item>
      </text:list>
      <text:h text:style-name="Heading_20_2" text:outline-level="2"><text:bookmark-start text:name="OrgXref.org2d693be"/><text:bookmark text:name="org2d693be"/>Movement Effect <text:bookmark-end text:name="OrgXref.org2d693be"/></text:h>
      <text:list xml:id="list81304618814518" text:style-name="OrgNumberedList">
        <text:list-item>
          <text:p text:style-name="P2">Units may not move through hexes in violation of the stacking limitations. </text:p>
        </text:list-item>
        <text:list-item>
          <text:p text:style-name="P2">The stacking limit applies at all times during the friendly movement phase. </text:p>
        </text:list-item>
        <text:list-item>
          <text:p text:style-name="P2">Units may not overstack voluntarily. Thus a unit could not be moved into or through a hex if the combination of the moving and stationary unit violated stacking limitations (see 9.2). </text:p>
        </text:list-item>
      </text:list>
      <text:h text:style-name="Heading_20_2" text:outline-level="2"><text:bookmark-start text:name="OrgXref.org4b808a7"/><text:bookmark text:name="org4b808a7"/>Combat Effect <text:bookmark-end text:name="OrgXref.org4b808a7"/></text:h>
      <text:list xml:id="list81305616014075" text:style-name="OrgNumberedList">
        <text:list-item>
          <text:p text:style-name="P2">All units which are in a hex under attack must be attacked; their separate defense strengths are totaled and the entire combined strength must be attacked. </text:p>
        </text:list-item>
        <text:list-item>
          <text:p text:style-name="P2">Units stacked together may not be attacked separately. If one unit in a stack of units is attacking a given hex, the remaining units are under no compulsion to join in the attack. They may attack different hexes, or not attack at all. </text:p>
        </text:list-item>
      </text:list>
      <text:h text:style-name="Heading_20_2" text:outline-level="2"><text:bookmark-start text:name="OrgXref.org1cb6ef5"/><text:bookmark text:name="org1cb6ef5"/>Unit Buildup and Breakdown <text:bookmark-end text:name="OrgXref.org1cb6ef5"/></text:h>
      <text:p text:style-name="Text_20_body">The blue forces player may, at his option, break down (i.e. create more, smaller units from a single unit) or build up (i.e. combine several smaller units into one stronger unit) certain units into other configurations. </text:p>
      <text:list xml:id="list81305189983309" text:style-name="OrgNumberedList">
        <text:list-item>
          <text:p text:style-name="P2">Units to be combined must be of the same nationality and must start the movement phase stacked together. </text:p>
        </text:list-item>
        <text:list-item>
          <text:p text:style-name="P2">Units when broken down are replaced in the same nationality. </text:p>
        </text:list-item>
        <text:list-item>
          <text:p text:style-name="P2">Combining or breaking down requires the expenditure of all eight movement points from the initiating units. </text:p>
        </text:list-item>
        <text:list-item>
          <text:p text:style-name="P2">Units may never change nationality when breaking down or building up. </text:p>
        </text:list-item>
        <text:list-item>
          <text:p text:style-name="P2">Only the blue force player may break down or combine units. </text:p>
        </text:list-item>
        <text:list-item>
          <text:p text:style-name="P2">Building up or breaking down takes place at the beginning of the friendly movement phase (this should be a command action), and all movement is denied any units that engage in either operation. </text:p>
        </text:list-item>
        <text:list-item>
          <text:p text:style-name="P2">Unit types have no effect on building up or breaking down, only the units strengths and allowance. </text:p>
        </text:list-item>
      </text:list>
      <text:p text:style-name="Text_20_body">The following substitutions can be made: </text:p>
      <text:p text:style-name="Text_20_body">Images of units broken into sub units. </text:p>
      <text:h text:style-name="Heading_20_1" text:outline-level="1"><text:bookmark-start text:name="OrgXref.org1d4e8a3"/><text:bookmark text:name="org1d4e8a3"/>Combat <text:bookmark-end text:name="OrgXref.org1d4e8a3"/></text:h>
      <text:h text:style-name="Heading_20_2" text:outline-level="2"><text:bookmark-start text:name="OrgXref.org7c7c7fa"/><text:bookmark text:name="org7c7c7fa"/>General Rule <text:bookmark-end text:name="OrgXref.org7c7c7fa"/></text:h>
      <text:list xml:id="list81306287102596" text:style-name="OrgBulletedList">
        <text:list-item>
          <text:p text:style-name="P3">Combat occurs between adjacent opposing units at the phasing player's discretion. </text:p>
        </text:list-item>
        <text:list-item>
          <text:p text:style-name="P3">The phasing player is the attacker, the non-phasing player the defender, regardless of their <text:soft-page-break/>overall strategic position. </text:p>
        </text:list-item>
      </text:list>
      <text:h text:style-name="Heading_20_2" text:outline-level="2"><text:bookmark-start text:name="OrgXref.org81b610d"/><text:bookmark text:name="org81b610d"/>Procedure <text:bookmark-end text:name="OrgXref.org81b610d"/></text:h>
      <text:list xml:id="list81305090575171" text:style-name="OrgNumberedList">
        <text:list-item>
          <text:p text:style-name="P2">Total the combat strengths for all the attacking units in a specific attack and compare it to the total combat strength of all unit in the hex under attack. </text:p>
        </text:list-item>
        <text:list-item>
          <text:p text:style-name="P2">State the comparison as a probability ration: attacker's strength to defender's strength. </text:p>
        </text:list-item>
        <text:list-item>
          <text:p text:style-name="P2">Round off the ratio in favor of the defender to conform to the simplified odds found on the combat results table, roll the die and read the result on the appropriate line under odds. </text:p>
        </text:list-item>
        <text:list-item>
          <text:p text:style-name="P2">Apply the result immediately, before resolving any other attacks being made during that combat phase. </text:p>
        </text:list-item>
      </text:list>
      <text:h text:style-name="Heading_20_2" text:outline-level="2"><text:bookmark-start text:name="OrgXref.org696339f"/><text:bookmark text:name="org696339f"/>Which Units May Attack <text:bookmark-end text:name="OrgXref.org696339f"/></text:h>
      <text:list xml:id="list81305982707650" text:style-name="OrgNumberedList">
        <text:list-item>
          <text:p text:style-name="P2">During the combat phase of his player-turn, the phasing player may attack any and all enemy units adjacent to friendly units. </text:p>
        </text:list-item>
        <text:list-item>
          <text:p text:style-name="P2">Only those friendly units directly adjacent to a given enemy unit may participate in an attack upon that unit. </text:p>
        </text:list-item>
        <text:list-item>
          <text:p text:style-name="P2">Attacking is completely voluntary; units are never compelled to attack, and not every unit adjacent to an enemy unit need participate in any attack. </text:p>
        </text:list-item>
        <text:list-item>
          <text:p text:style-name="P2">Friendly units in a stack that are not participating in a given attack are never affected by the results of an attack. </text:p>
        </text:list-item>
        <text:list-item>
          <text:p text:style-name="P2">An enemy occupied hex may be attacked by as many units as can be brought to bear in the six adjacent hexes. </text:p>
        </text:list-item>
        <text:list-item>
          <text:p text:style-name="P2">No unit may attack more than once per combat phase, and no enemy unit may be attacked more than once per combat phase. </text:p>
        </text:list-item>
      </text:list>
      <text:h text:style-name="Heading_20_2" text:outline-level="2"><text:bookmark-start text:name="OrgXref.orga57b843"/><text:bookmark text:name="orga57b843"/>Multiple Unit and Multi-hex Combat <text:bookmark-end text:name="OrgXref.orga57b843"/></text:h>
      <text:list xml:id="list81304869343328" text:style-name="OrgNumberedList">
        <text:list-item>
          <text:p text:style-name="P2">All units defending in a given hex must be involved in the combat, and they must all be attacked as a single strength. </text:p>
        </text:list-item>
        <text:list-item>
          <text:p text:style-name="P2">The defender may not voluntarily withhold any units in a hex under attack. </text:p>
        </text:list-item>
        <text:list-item>
          <text:p text:style-name="P2">The attacker must attack all the units as a whole, i.e., the strengths of all the units in the hex are totaled, and this total strength is attacked. </text:p>
        </text:list-item>
        <text:list-item>
          <text:p text:style-name="P2">Different units in a given hex may not, therefore, be attacked separately. </text:p>
        </text:list-item>
        <text:list-item>
          <text:p text:style-name="P2">Other units in a hex that contains an attacking unit need not participate in that same attack or any other attack. </text:p>
        </text:list-item>
        <text:list-item>
          <text:p text:style-name="P2">Thus when one unit in a stack of three is attacking a given hex, one or the other units could attack a different hex, and the third could participate in no attack. </text:p>
        </text:list-item>
        <text:list-item>
          <text:p text:style-name="P2">If a unit or units is adjacent to more than one enemy-occupied hex, it could attack all of them in a single combat. </text:p>
        </text:list-item>
        <text:list-item>
          <text:p text:style-name="P2">Thus units in a single hex can attack more than one other hex. the only requirement is that all attacking units must be adjacent to all defending units. </text:p>
        </text:list-item>
      </text:list>
      <text:h text:style-name="Heading_20_2" text:outline-level="2"><text:bookmark-start text:name="OrgXref.org2f7b9d5"/><text:bookmark text:name="org2f7b9d5"/><text:soft-page-break/>Combat Odds Calculation <text:bookmark-end text:name="OrgXref.org2f7b9d5"/></text:h>
      <text:list xml:id="list81305598558058" text:style-name="OrgNumberedList">
        <text:list-item>
          <text:p text:style-name="P2">Combat odds are always rounded off in favor of the defender. </text:p>
        </text:list-item>
        <text:list-item>
          <text:p text:style-name="P2">For example, a attack with a combat strength of 26 points against a hex defending with nine strength points, for an odds ratio of 26:9, would round off to a 2-1 combat situation for combat resolution purposes. That column on the combat results table would be used. </text:p>
        </text:list-item>
      </text:list>
      <text:h text:style-name="Heading_20_2" text:outline-level="2"><text:bookmark-start text:name="OrgXref.org4ab61b0"/><text:bookmark text:name="org4ab61b0"/>Effect on Unit Strength <text:bookmark-end text:name="OrgXref.org4ab61b0"/></text:h>
      <text:list xml:id="list81304510038552" text:style-name="OrgNumberedList">
        <text:list-item>
          <text:p text:style-name="P2">Combat strengths of units may be affected by terrain and supply considerations (see terrain effects chart and the supply rules). This is always expressed as the combat strength being "halved", all fractions are retained. </text:p>
        </text:list-item>
        <text:list-item>
          <text:p text:style-name="P2">This an unsupplied unit attacking across a river hexside would be quartered in attack strength (halved and then halved again). </text:p>
        </text:list-item>
        <text:list-item>
          <text:p text:style-name="P2">In this case a unit with an attack strength of five would effectively use 1.25 strength points in the attack. </text:p>
        </text:list-item>
      </text:list>
      <text:h text:style-name="Heading_20_2" text:outline-level="2"><text:bookmark-start text:name="OrgXref.org54fa379"/><text:bookmark text:name="org54fa379"/>NATO Battlegroups <text:bookmark-end text:name="OrgXref.org54fa379"/></text:h>
      <text:list xml:id="list81304750838462" text:style-name="OrgNumberedList">
        <text:list-item>
          <text:p text:style-name="P2">If, due to any combat result (De, Ae, or Ex) a blue forces 5-5-8 or 6-6-8 unit is eliminated, it is removed from the map and replaced with a "battlegroup" unit (1-2-8). Only blue force 5-5-8 or 6-6-8 units receive this benefit. The battlegroup unit is immediately placed on the hex in which the blue force 5-5-8 or 6-6-8 unit was eliminated, and suffers no further combat effects in that phase. Thus, if the original unit was eliminated due to inability to retreat, the battlegroup unit need not retreat (however, see Nuclear Combat Rules). </text:p>
        </text:list-item>
        <text:list-item>
          <text:p text:style-name="P2">In cases where a battlegroup unit is formed due to an "Exchange" combat result, the opposing force player must still remove a number of strength points equal to or greater than the original unit, not the original unit minus the strength points of the battlegroup formed. </text:p>
        </text:list-item>
        <text:list-item>
          <text:p text:style-name="P2">Battlegroup units are identical in all ways to regular brigades of their respective nationality, i.e. they are considered brigades for stacking purposes and may be used as such in building units (see 7.3). Unit types may be ignored in replacing with battlegroups.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 text:outline-level="1"><text:bookmark-start text:name="OrgXref.org639fcab"/><text:bookmark text:name="org639fcab"/><text:soft-page-break/>Combat Results Table <text:bookmark-end text:name="OrgXref.org639fcab"/></text:h>
      <text:p text:style-name="Text_20_body">Combat odds (Attack Strength / Defense Strength </text:p>
      <text:section text:style-name="Sect2" text:name="Section1">
        <table:table table:name="Table1" table:style-name="Table1">
          <table:table-column table:style-name="Table1.A" table:number-columns-repeated="11"/>
          <table:table-header-rows>
            <table:table-row>
              <table:table-cell table:style-name="Table1.A1" office:value-type="string">
                <text:p text:style-name="OrgTableHeadingRight">DR</text:p>
              </table:table-cell>
              <table:table-cell table:style-name="Table1.A1" office:value-type="string">
                <text:p text:style-name="OrgTableHeadingLeft">1-1</text:p>
              </table:table-cell>
              <table:table-cell table:style-name="Table1.A1" office:value-type="string">
                <text:p text:style-name="OrgTableHeadingLeft">2-1</text:p>
              </table:table-cell>
              <table:table-cell table:style-name="Table1.A1" office:value-type="string">
                <text:p text:style-name="OrgTableHeadingLeft">3-1</text:p>
              </table:table-cell>
              <table:table-cell table:style-name="Table1.A1" office:value-type="string">
                <text:p text:style-name="OrgTableHeadingLeft">4-1</text:p>
              </table:table-cell>
              <table:table-cell table:style-name="Table1.A1" office:value-type="string">
                <text:p text:style-name="OrgTableHeadingLeft">5-1</text:p>
              </table:table-cell>
              <table:table-cell table:style-name="Table1.A1" office:value-type="string">
                <text:p text:style-name="OrgTableHeadingLeft">6-1</text:p>
              </table:table-cell>
              <table:table-cell table:style-name="Table1.A1" office:value-type="string">
                <text:p text:style-name="OrgTableHeadingLeft">7-1</text:p>
              </table:table-cell>
              <table:table-cell table:style-name="Table1.A1" office:value-type="string">
                <text:p text:style-name="OrgTableHeadingLeft">8-1</text:p>
              </table:table-cell>
              <table:table-cell table:style-name="Table1.A1" office:value-type="string">
                <text:p text:style-name="OrgTableHeadingLeft">9-1</text:p>
              </table:table-cell>
              <table:table-cell table:style-name="Table1.A1" office:value-type="string">
                <text:p text:style-name="OrgTableHeadingLeft">10-1</text:p>
              </table:table-cell>
            </table:table-row>
          </table:table-header-rows>
          <table:table-row>
            <table:table-cell table:style-name="Table1.A2" office:value-type="string">
              <text:p text:style-name="OrgTableContentsRight">1</text:p>
            </table:table-cell>
            <table:table-cell table:style-name="Table1.A2" office:value-type="string">
              <text:p text:style-name="OrgTableContentsLeft">Dr1</text:p>
            </table:table-cell>
            <table:table-cell table:style-name="Table1.A2" office:value-type="string">
              <text:p text:style-name="OrgTableContentsLeft">Dr2</text:p>
            </table:table-cell>
            <table:table-cell table:style-name="Table1.A2" office:value-type="string">
              <text:p text:style-name="OrgTableContentsLeft">Dr2</text:p>
            </table:table-cell>
            <table:table-cell table:style-name="Table1.A2" office:value-type="string">
              <text:p text:style-name="OrgTableContentsLeft">Dr2</text:p>
            </table:table-cell>
            <table:table-cell table:style-name="Table1.A2" office:value-type="string">
              <text:p text:style-name="OrgTableContentsLeft">Dr3</text:p>
            </table:table-cell>
            <table:table-cell table:style-name="Table1.A2" office:value-type="string">
              <text:p text:style-name="OrgTableContentsLeft">Dr3</text:p>
            </table:table-cell>
            <table:table-cell table:style-name="Table1.A2" office:value-type="string">
              <text:p text:style-name="OrgTableContentsLeft">Dr3</text:p>
            </table:table-cell>
            <table:table-cell table:style-name="Table1.A2" office:value-type="string">
              <text:p text:style-name="OrgTableContentsLeft">De</text:p>
            </table:table-cell>
            <table:table-cell table:style-name="Table1.A2" office:value-type="string">
              <text:p text:style-name="OrgTableContentsLeft">De</text:p>
            </table:table-cell>
            <table:table-cell table:style-name="Table1.A2" office:value-type="string">
              <text:p text:style-name="OrgTableContentsLeft">De</text:p>
            </table:table-cell>
          </table:table-row>
          <table:table-row>
            <table:table-cell table:style-name="Table1.A3" office:value-type="string">
              <text:p text:style-name="OrgTableContentsRight">2</text:p>
            </table:table-cell>
            <table:table-cell table:style-name="Table1.A3" office:value-type="string">
              <text:p text:style-name="OrgTableContentsLeft">Dr1</text:p>
            </table:table-cell>
            <table:table-cell table:style-name="Table1.A3" office:value-type="string">
              <text:p text:style-name="OrgTableContentsLeft">Dr1</text:p>
            </table:table-cell>
            <table:table-cell table:style-name="Table1.A3" office:value-type="string">
              <text:p text:style-name="OrgTableContentsLeft">Dr2</text:p>
            </table:table-cell>
            <table:table-cell table:style-name="Table1.A3" office:value-type="string">
              <text:p text:style-name="OrgTableContentsLeft">Dr2</text:p>
            </table:table-cell>
            <table:table-cell table:style-name="Table1.A3" office:value-type="string">
              <text:p text:style-name="OrgTableContentsLeft">Dr2</text:p>
            </table:table-cell>
            <table:table-cell table:style-name="Table1.A3" office:value-type="string">
              <text:p text:style-name="OrgTableContentsLeft">Dr3</text:p>
            </table:table-cell>
            <table:table-cell table:style-name="Table1.A3" office:value-type="string">
              <text:p text:style-name="OrgTableContentsLeft">Dr3</text:p>
            </table:table-cell>
            <table:table-cell table:style-name="Table1.A3" office:value-type="string">
              <text:p text:style-name="OrgTableContentsLeft">Dr3</text:p>
            </table:table-cell>
            <table:table-cell table:style-name="Table1.A3" office:value-type="string">
              <text:p text:style-name="OrgTableContentsLeft">De</text:p>
            </table:table-cell>
            <table:table-cell table:style-name="Table1.A3" office:value-type="string">
              <text:p text:style-name="OrgTableContentsLeft">De</text:p>
            </table:table-cell>
          </table:table-row>
          <table:table-row>
            <table:table-cell table:style-name="Table1.A3" office:value-type="string">
              <text:p text:style-name="OrgTableContentsRight">3</text:p>
            </table:table-cell>
            <table:table-cell table:style-name="Table1.A3" office:value-type="string">
              <text:p text:style-name="OrgTableContentsLeft">Ar1</text:p>
            </table:table-cell>
            <table:table-cell table:style-name="Table1.A3" office:value-type="string">
              <text:p text:style-name="OrgTableContentsLeft">Dr1</text:p>
            </table:table-cell>
            <table:table-cell table:style-name="Table1.A3" office:value-type="string">
              <text:p text:style-name="OrgTableContentsLeft">Dr1</text:p>
            </table:table-cell>
            <table:table-cell table:style-name="Table1.A3" office:value-type="string">
              <text:p text:style-name="OrgTableContentsLeft">Dr2</text:p>
            </table:table-cell>
            <table:table-cell table:style-name="Table1.A3" office:value-type="string">
              <text:p text:style-name="OrgTableContentsLeft">Dr2</text:p>
            </table:table-cell>
            <table:table-cell table:style-name="Table1.A3" office:value-type="string">
              <text:p text:style-name="OrgTableContentsLeft">Dr2</text:p>
            </table:table-cell>
            <table:table-cell table:style-name="Table1.A3" office:value-type="string">
              <text:p text:style-name="OrgTableContentsLeft">Dr3</text:p>
            </table:table-cell>
            <table:table-cell table:style-name="Table1.A3" office:value-type="string">
              <text:p text:style-name="OrgTableContentsLeft">Dr3</text:p>
            </table:table-cell>
            <table:table-cell table:style-name="Table1.A3" office:value-type="string">
              <text:p text:style-name="OrgTableContentsLeft">Dr3</text:p>
            </table:table-cell>
            <table:table-cell table:style-name="Table1.A3" office:value-type="string">
              <text:p text:style-name="OrgTableContentsLeft">De</text:p>
            </table:table-cell>
          </table:table-row>
          <table:table-row>
            <table:table-cell table:style-name="Table1.A3" office:value-type="string">
              <text:p text:style-name="OrgTableContentsRight">4</text:p>
            </table:table-cell>
            <table:table-cell table:style-name="Table1.A3" office:value-type="string">
              <text:p text:style-name="OrgTableContentsLeft">Ar1</text:p>
            </table:table-cell>
            <table:table-cell table:style-name="Table1.A3" office:value-type="string">
              <text:p text:style-name="OrgTableContentsLeft">Ar1</text:p>
            </table:table-cell>
            <table:table-cell table:style-name="Table1.A3" office:value-type="string">
              <text:p text:style-name="OrgTableContentsLeft">Dr1</text:p>
            </table:table-cell>
            <table:table-cell table:style-name="Table1.A3" office:value-type="string">
              <text:p text:style-name="OrgTableContentsLeft">Dr1</text:p>
            </table:table-cell>
            <table:table-cell table:style-name="Table1.A3" office:value-type="string">
              <text:p text:style-name="OrgTableContentsLeft">Dr1</text:p>
            </table:table-cell>
            <table:table-cell table:style-name="Table1.A3" office:value-type="string">
              <text:p text:style-name="OrgTableContentsLeft">Dr2</text:p>
            </table:table-cell>
            <table:table-cell table:style-name="Table1.A3" office:value-type="string">
              <text:p text:style-name="OrgTableContentsLeft">Dr3</text:p>
            </table:table-cell>
            <table:table-cell table:style-name="Table1.A3" office:value-type="string">
              <text:p text:style-name="OrgTableContentsLeft">Dr3</text:p>
            </table:table-cell>
            <table:table-cell table:style-name="Table1.A3" office:value-type="string">
              <text:p text:style-name="OrgTableContentsLeft">Dr3</text:p>
            </table:table-cell>
            <table:table-cell table:style-name="Table1.A3" office:value-type="string">
              <text:p text:style-name="OrgTableContentsLeft">Ex</text:p>
            </table:table-cell>
          </table:table-row>
          <table:table-row>
            <table:table-cell table:style-name="Table1.A3" office:value-type="string">
              <text:p text:style-name="OrgTableContentsRight">5</text:p>
            </table:table-cell>
            <table:table-cell table:style-name="Table1.A3" office:value-type="string">
              <text:p text:style-name="OrgTableContentsLeft">Ar1</text:p>
            </table:table-cell>
            <table:table-cell table:style-name="Table1.A3" office:value-type="string">
              <text:p text:style-name="OrgTableContentsLeft">Ex</text:p>
            </table:table-cell>
            <table:table-cell table:style-name="Table1.A3" office:value-type="string">
              <text:p text:style-name="OrgTableContentsLeft">Ex</text:p>
            </table:table-cell>
            <table:table-cell table:style-name="Table1.A3" office:value-type="string">
              <text:p text:style-name="OrgTableContentsLeft">Dr1</text:p>
            </table:table-cell>
            <table:table-cell table:style-name="Table1.A3" office:value-type="string">
              <text:p text:style-name="OrgTableContentsLeft">Dr1</text:p>
            </table:table-cell>
            <table:table-cell table:style-name="Table1.A3" office:value-type="string">
              <text:p text:style-name="OrgTableContentsLeft">Dr2</text:p>
            </table:table-cell>
            <table:table-cell table:style-name="Table1.A3" office:value-type="string">
              <text:p text:style-name="OrgTableContentsLeft">Ex</text:p>
            </table:table-cell>
            <table:table-cell table:style-name="Table1.A3" office:value-type="string">
              <text:p text:style-name="OrgTableContentsLeft">Ex</text:p>
            </table:table-cell>
            <table:table-cell table:style-name="Table1.A3" office:value-type="string">
              <text:p text:style-name="OrgTableContentsLeft">Ex</text:p>
            </table:table-cell>
            <table:table-cell table:style-name="Table1.A3" office:value-type="string">
              <text:p text:style-name="OrgTableContentsLeft">Ex</text:p>
            </table:table-cell>
          </table:table-row>
          <table:table-row>
            <table:table-cell table:style-name="Table1.K7" office:value-type="string">
              <text:p text:style-name="OrgTableContentsRight">6</text:p>
            </table:table-cell>
            <table:table-cell table:style-name="Table1.K7" office:value-type="string">
              <text:p text:style-name="OrgTableContentsLeft">Ae</text:p>
            </table:table-cell>
            <table:table-cell table:style-name="Table1.K7" office:value-type="string">
              <text:p text:style-name="OrgTableContentsLeft">Ae</text:p>
            </table:table-cell>
            <table:table-cell table:style-name="Table1.K7" office:value-type="string">
              <text:p text:style-name="OrgTableContentsLeft">Ar1</text:p>
            </table:table-cell>
            <table:table-cell table:style-name="Table1.K7" office:value-type="string">
              <text:p text:style-name="OrgTableContentsLeft">Ex</text:p>
            </table:table-cell>
            <table:table-cell table:style-name="Table1.K7" office:value-type="string">
              <text:p text:style-name="OrgTableContentsLeft">Ex</text:p>
            </table:table-cell>
            <table:table-cell table:style-name="Table1.K7" office:value-type="string">
              <text:p text:style-name="OrgTableContentsLeft">Ex</text:p>
            </table:table-cell>
            <table:table-cell table:style-name="Table1.K7" office:value-type="string">
              <text:p text:style-name="OrgTableContentsLeft">Ex</text:p>
            </table:table-cell>
            <table:table-cell table:style-name="Table1.K7" office:value-type="string">
              <text:p text:style-name="OrgTableContentsLeft">Ex</text:p>
            </table:table-cell>
            <table:table-cell table:style-name="Table1.K7" office:value-type="string">
              <text:p text:style-name="OrgTableContentsLeft">Ex</text:p>
            </table:table-cell>
            <table:table-cell table:style-name="Table1.K7" office:value-type="string">
              <text:p text:style-name="OrgTableContentsLeft">Ex</text:p>
            </table:table-cell>
          </table:table-row>
        </table:table>
      </text:section>
      <text:p text:style-name="Text_20_body">Odds less than 1-1 are NOT permitted; Odds greater than 10-1 are treated as 10-1. </text:p>
      <text:h text:style-name="Heading_20_2" text:outline-level="2"><text:bookmark-start text:name="OrgXref.org05ce867"/><text:bookmark text:name="org05ce867"/>Explanation of Results <text:bookmark-end text:name="OrgXref.org05ce867"/></text:h>
      <text:h text:style-name="Heading_20_2" text:outline-level="2"><text:bookmark-start text:name="OrgXref.org4f61b68"/><text:bookmark text:name="org4f61b68"/>How to Retreat <text:bookmark-end text:name="OrgXref.org4f61b68"/></text:h>
      <text:h text:style-name="Heading_20_2" text:outline-level="2"><text:bookmark-start text:name="OrgXref.orgc897db6"/><text:bookmark text:name="orgc897db6"/>Advance After Combat <text:bookmark-end text:name="OrgXref.orgc897db6"/></text:h>
      <text:h text:style-name="Heading_20_1" text:outline-level="1"><text:bookmark-start text:name="OrgXref.org869fb60"/><text:bookmark text:name="org869fb60"/>Terrain Effects Chart <text:bookmark-end text:name="OrgXref.org869fb60"/></text:h>
      <text:section text:style-name="Sect2" text:name="Section2">
        <table:table table:name="Table2" table:style-name="Table2">
          <table:table-column table:style-name="Table2.A" table:number-columns-repeated="3"/>
          <table:table-header-rows>
            <table:table-row>
              <table:table-cell table:style-name="Table2.A1" office:value-type="string">
                <text:p text:style-name="OrgTableHeadingLeft">Terrain Type</text:p>
              </table:table-cell>
              <table:table-cell table:style-name="Table2.A1" office:value-type="string">
                <text:p text:style-name="OrgTableHeadingLeft">Movement Point Cost</text:p>
              </table:table-cell>
              <table:table-cell table:style-name="Table2.A1" office:value-type="string">
                <text:p text:style-name="OrgTableHeadingLeft">Effect on Combat</text:p>
              </table:table-cell>
            </table:table-row>
          </table:table-header-rows>
          <table:table-row>
            <table:table-cell table:style-name="Table2.A2" office:value-type="string">
              <text:p text:style-name="OrgTableContentsLeft">Clear</text:p>
            </table:table-cell>
            <table:table-cell table:style-name="Table2.A2" office:value-type="string">
              <text:p text:style-name="OrgTableContentsLeft">1 MP</text:p>
            </table:table-cell>
            <table:table-cell table:style-name="Table2.A2" office:value-type="string">
              <text:p text:style-name="OrgTableContentsLeft">No Effect</text:p>
            </table:table-cell>
          </table:table-row>
          <table:table-row>
            <table:table-cell table:style-name="Table2.A3" office:value-type="string">
              <text:p text:style-name="OrgTableContentsLeft">Forest</text:p>
            </table:table-cell>
            <table:table-cell table:style-name="Table2.A3" office:value-type="string">
              <text:p text:style-name="OrgTableContentsLeft">2 MPs</text:p>
            </table:table-cell>
            <table:table-cell table:style-name="Table2.A3" office:value-type="string">
              <text:p text:style-name="OrgTableContentsLeft">2 * Defense Strength</text:p>
            </table:table-cell>
          </table:table-row>
          <table:table-row>
            <table:table-cell table:style-name="Table2.A3" office:value-type="string">
              <text:p text:style-name="OrgTableContentsLeft">Mountain</text:p>
            </table:table-cell>
            <table:table-cell table:style-name="Table2.A3" office:value-type="string">
              <text:p text:style-name="OrgTableContentsLeft">6 MPs</text:p>
            </table:table-cell>
            <table:table-cell table:style-name="Table2.A3" office:value-type="string">
              <text:p text:style-name="OrgTableContentsLeft">2 * Defense Strengths</text:p>
            </table:table-cell>
          </table:table-row>
          <table:table-row>
            <table:table-cell table:style-name="Table2.A3" office:value-type="string">
              <text:p text:style-name="OrgTableContentsLeft">Mountain Pass</text:p>
            </table:table-cell>
            <table:table-cell table:style-name="Table2.A3" office:value-type="string">
              <text:p text:style-name="OrgTableContentsLeft">2 MPs</text:p>
            </table:table-cell>
            <table:table-cell table:style-name="Table2.A3" office:value-type="string">
              <text:p text:style-name="OrgTableContentsLeft">2 * Defense Strengths</text:p>
            </table:table-cell>
          </table:table-row>
          <table:table-row>
            <table:table-cell table:style-name="Table2.A3" office:value-type="string">
              <text:p text:style-name="OrgTableContentsLeft">City</text:p>
            </table:table-cell>
            <table:table-cell table:style-name="Table2.A3" office:value-type="string">
              <text:p text:style-name="OrgTableContentsLeft">1 MP</text:p>
            </table:table-cell>
            <table:table-cell table:style-name="Table2.A3" office:value-type="string">
              <text:p text:style-name="OrgTableContentsLeft">2 * Defnse Strengths</text:p>
            </table:table-cell>
          </table:table-row>
          <table:table-row>
            <table:table-cell table:style-name="Table2.A3" office:value-type="string">
              <text:p text:style-name="OrgTableContentsLeft">River Hexside</text:p>
            </table:table-cell>
            <table:table-cell table:style-name="Table2.A3" office:value-type="string">
              <text:p text:style-name="OrgTableContentsLeft">1 additional MP to cross</text:p>
            </table:table-cell>
            <table:table-cell table:style-name="Table2.A3" office:value-type="string">
              <text:p text:style-name="OrgTableContentsLeft">Attacker Strength * .5</text:p>
            </table:table-cell>
          </table:table-row>
          <table:table-row>
            <table:table-cell table:style-name="Table2.A3" office:value-type="string">
              <text:p text:style-name="OrgTableContentsLeft">All-Sea and All Lake</text:p>
            </table:table-cell>
            <table:table-cell table:style-name="Table2.A3" office:value-type="string">
              <text:p text:style-name="OrgTableContentsLeft">Entry Prohibited</text:p>
            </table:table-cell>
            <table:table-cell table:style-name="Table2.A3" office:value-type="string">
              <text:p text:style-name="OrgTableContentsLeft">Combat Prohibited</text:p>
            </table:table-cell>
          </table:table-row>
          <table:table-row>
            <table:table-cell table:style-name="Table2.C9" office:value-type="string">
              <text:p text:style-name="OrgTableContentsLeft">Sea Hexsides</text:p>
            </table:table-cell>
            <table:table-cell table:style-name="Table2.C9" office:value-type="string">
              <text:p text:style-name="OrgTableContentsLeft">Movement Prohibited</text:p>
            </table:table-cell>
            <table:table-cell table:style-name="Table2.C9" office:value-type="string">
              <text:p text:style-name="OrgTableContentsLeft">Attacking Prohibited</text:p>
            </table:table-cell>
          </table:table-row>
        </table:table>
      </text:section>
      <text:h text:style-name="Heading_20_1" text:outline-level="1"><text:bookmark-start text:name="OrgXref.org8ceec07"/><text:bookmark text:name="org8ceec07"/><text:soft-page-break/>Supply <text:bookmark-end text:name="OrgXref.org8ceec07"/></text:h>
      <text:h text:style-name="Heading_20_2" text:outline-level="2"><text:bookmark-start text:name="OrgXref.org2203edc"/><text:bookmark text:name="org2203edc"/>General Rules <text:bookmark-end text:name="OrgXref.org2203edc"/></text:h>
      <text:p text:style-name="Text_20_body">Supply affects a unit's ability to move and fight. There are three types of supply: Movement supplt, attack supply and defense supply. </text:p>
      <text:list xml:id="list81304892815271" text:style-name="OrgNumberedList">
        <text:list-item>
          <text:p text:style-name="P2">Blue force and opposing force units experience the same effects from movement and defense supply, but differ in attack supply. </text:p>
        </text:list-item>
        <text:list-item>
          <text:p text:style-name="P2">Units are said to be either supplied or unsupplied for movement and defense supply purposes. For attack supply units are said to be in minimum, normal, or maximum supply or unsupplied. </text:p>
        </text:list-item>
        <text:list-item>
          <text:p text:style-name="P2">The state of supply is dependent on the unit's distance from a supply is dependent on the unit's distance from a supply source. </text:p>
        </text:list-item>
        <text:list-item>
          <text:p text:style-name="P2">Units are unsupplied if the do not meet any of the supplied requirements. See the supply effects chart (11.6) for effects of supply. </text:p>
        </text:list-item>
      </text:list>
      <text:h text:style-name="Heading_20_2" text:outline-level="2"><text:bookmark-start text:name="OrgXref.orgddaf521"/><text:bookmark text:name="orgddaf521"/>Procedure: <text:bookmark-end text:name="OrgXref.orgddaf521"/></text:h>
      <text:list xml:id="list81304523196917" text:style-name="OrgBulletedList">
        <text:list-item>
          <text:p text:style-name="P3">Units trace supply to supply sources in the same manner as they move, counting movement points to cross the intervening hexes to the source. </text:p>
        </text:list-item>
        <text:list-item>
          <text:p text:style-name="P3">Supply for movement is determined at the beginning of a movement phase for every unit. </text:p>
        </text:list-item>
        <text:list-item>
          <text:p text:style-name="P3">A unit that is unsupplied for movement at the beginning of a movement for movement at the beginning of a movement phase is unsupplied for the entire movement phase and a supplied unit at the beginning of a movement phase is in supply for the entire movement phase. </text:p>
        </text:list-item>
        <text:list-item>
          <text:p text:style-name="P3">Supply for combat (attack or defense) is determined at the instant of combat. </text:p>
        </text:list-item>
      </text:list>
      <text:h text:style-name="Heading_20_2" text:outline-level="2"><text:bookmark-start text:name="OrgXref.orga4422f6"/><text:bookmark text:name="orga4422f6"/>Supply Source and Lines <text:bookmark-end text:name="OrgXref.orga4422f6"/></text:h>
      <text:list xml:id="list81304715290811" text:style-name="OrgNumberedList">
        <text:list-item>
          <text:p text:style-name="P2">The opposing forces player may use only friendly supply units which are connected by a line of unblocked hexes to the east edge of the map as supply sources. </text:p>
        </text:list-item>
        <text:list-item>
          <text:p text:style-name="P2">To use a supply source for a supplied state in movement or defense supply or minimum or normal attack supply, opposing force units must be within six movement points, traced through unblocked hexes, of a supply source, counting from the unit to the supply unit. </text:p>
        </text:list-item>
        <text:list-item>
          <text:p text:style-name="P2">To use a supply unit for maximum attack supply, the supplies unit must be adjacent to the supply unit. </text:p>
        </text:list-item>
      </text:list>
      <text:h text:style-name="Heading_20_2" text:outline-level="2"><text:bookmark-start text:name="OrgXref.org6dade60"/><text:bookmark text:name="org6dade60"/><text:soft-page-break/>Warsaw Pact Supply Limitations <text:bookmark-end text:name="OrgXref.org6dade60"/></text:h>
      <text:h text:style-name="Heading_20_2" text:outline-level="2"><text:bookmark-start text:name="OrgXref.orga675b00"/><text:bookmark text:name="orga675b00"/>Supply Unit Movement <text:bookmark-end text:name="OrgXref.orga675b00"/></text:h>
      <text:h text:style-name="Heading_20_2" text:outline-level="2"><text:bookmark-start text:name="OrgXref.org355a3e7"/><text:bookmark text:name="org355a3e7"/>Reinforcements <text:bookmark-end text:name="OrgXref.org355a3e7"/></text:h>
      <text:h text:style-name="Heading_20_2" text:outline-level="2"><text:bookmark-start text:name="OrgXref.org67be982"/><text:bookmark text:name="org67be982"/>Blocking Supply Lines <text:bookmark-end text:name="OrgXref.org67be982"/></text:h>
      <text:h text:style-name="Heading_20_2" text:outline-level="2"><text:bookmark-start text:name="OrgXref.orga57abff"/><text:bookmark text:name="orga57abff"/>Supply Effects Chart <text:bookmark-end text:name="OrgXref.orga57abff"/></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ab-stops>
          <style:tab-stop style:position="6.6929in"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in" fo:margin-bottom="0in"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loext: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in" fo:border="none" style:shadow="none"/>
    </style:style>
    <style:style style:name="OrgClock" style:family="paragraph" style:parent-style-name="Text_20_body">
      <style:paragraph-properties fo:margin-top="0in" fo:margin-bottom="0in"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193in" fo:border="0.06pt solid #000000" style:shadow="none"/>
    </style:style>
    <style:style style:name="OrgFixedWidthBlockLastLine" style:family="paragraph" style:parent-style-name="OrgFixedWidthBlock">
      <style:paragraph-properties fo:margin-top="0in" fo:margin-bottom="0.0827in" loext: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loext: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draw:fill="none" draw:fill-color="#729fcf" fo:padding="0in" fo:border="none" style:shadow="none" draw:shadow-opacity="100%"/>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draw:fill="solid" draw:fill-color="#ffffcc" draw:opacity="100%" fo:padding="0.0591in" fo:border="0.26pt solid #000000" style:shadow="none" draw:shado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style:font-name="StarSymbol"/>
      </text:list-level-style-bullet>
      <text:list-level-style-bullet text:level="2" text:style-name="Bullet_5f_20_5f_Symbols" style:num-suffix="." text:bullet-char="•">
        <style:list-level-properties text:space-before="0.5in" text:min-label-width="0.25in"/>
        <style:text-properties style:font-name="StarSymbol"/>
      </text:list-level-style-bullet>
      <text:list-level-style-bullet text:level="3" text:style-name="Bullet_5f_20_5f_Symbols" style:num-suffix="." text:bullet-char="•">
        <style:list-level-properties text:space-before="0.75in" text:min-label-width="0.25in"/>
        <style:text-properties style:font-name="StarSymbol"/>
      </text:list-level-style-bullet>
      <text:list-level-style-bullet text:level="4" text:style-name="Bullet_5f_20_5f_Symbols" style:num-suffix="." text:bullet-char="•">
        <style:list-level-properties text:space-before="1in" text:min-label-width="0.25in"/>
        <style:text-properties style:font-name="StarSymbol"/>
      </text:list-level-style-bullet>
      <text:list-level-style-bullet text:level="5" text:style-name="Bullet_5f_20_5f_Symbols" style:num-suffix="." text:bullet-char="•">
        <style:list-level-properties text:space-before="1.25in" text:min-label-width="0.25in"/>
        <style:text-properties style:font-name="StarSymbol"/>
      </text:list-level-style-bullet>
      <text:list-level-style-bullet text:level="6" text:style-name="Bullet_5f_20_5f_Symbols" style:num-suffix="." text:bullet-char="•">
        <style:list-level-properties text:space-before="1.5in" text:min-label-width="0.25in"/>
        <style:text-properties style:font-name="StarSymbol"/>
      </text:list-level-style-bullet>
      <text:list-level-style-bullet text:level="7" text:style-name="Bullet_5f_20_5f_Symbols" style:num-suffix="." text:bullet-char="•">
        <style:list-level-properties text:space-before="1.75in" text:min-label-width="0.25in"/>
        <style:text-properties style:font-name="StarSymbol"/>
      </text:list-level-style-bullet>
      <text:list-level-style-bullet text:level="8" text:style-name="Bullet_5f_20_5f_Symbols" style:num-suffix="." text:bullet-char="•">
        <style:list-level-properties text:space-before="2in" text:min-label-width="0.25in"/>
        <style:text-properties style:font-name="StarSymbol"/>
      </text:list-level-style-bullet>
      <text:list-level-style-bullet text:level="9" text:style-name="Bullet_5f_20_5f_Symbols" style:num-suffix="." text:bullet-char="•">
        <style:list-level-properties text:space-before="2.25in" text:min-label-width="0.25in"/>
        <style:text-properties style:font-name="StarSymbol"/>
      </text:list-level-style-bullet>
      <text:list-level-style-bullet text:level="10" text:style-name="Bullet_5f_20_5f_Symbols" style:num-suffix="." text:bullet-char="•">
        <style:list-level-properties text:space-before="2.5in" text:min-label-width="0.25in"/>
        <style:text-properties style:font-name="Star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9</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ijeronv</meta:initial-creator>
    <dc:date>2019-06-06T08:15:35.400108036</dc:date>
    <meta:creation-date>2019-06-06T08:12:49</meta:creation-date>
    <meta:generator>LibreOffice/6.2.4.2$Linux_X86_64 LibreOffice_project/20$Build-2</meta:generator>
    <meta:keyword/>
    <dc:subject/>
    <dc:title>Modern Land Combat Commander Master Rules</dc:title>
    <meta:editing-duration>PT2M31S</meta:editing-duration>
    <meta:editing-cycles>1</meta:editing-cycles>
    <meta:document-statistic meta:table-count="2" meta:image-count="0" meta:object-count="0" meta:page-count="11" meta:paragraph-count="327" meta:word-count="3163" meta:character-count="17975" meta:non-whitespace-character-count="15079"/>
  </office:meta>
</office:document-meta>
</file>